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3.24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88cm" fo:min-width="4.348cm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3.814cm"/>
    </style:style>
    <style:style style:name="gr5" style:family="graphic" style:parent-style-name="standard">
      <style:graphic-properties draw:textarea-horizontal-align="justify" draw:textarea-vertical-align="middle" draw:auto-grow-height="false" fo:min-height="1.64cm" fo:min-width="3.15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draw:layer="layout" svg:width="5.3cm" svg:height="2.8cm" svg:x="7.5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cm" svg:y1="4cm" svg:x2="10.2cm" svg:y2="6.3cm">
          <text:p/>
        </draw:line>
        <draw:custom-shape draw:style-name="gr3" draw:text-style-name="P1" draw:layer="layout" svg:width="7.7cm" svg:height="2.6cm" svg:x="6.5cm" svg:y="6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6.1cm" svg:height="2cm" svg:x="7cm" svg:y="2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8cm" svg:height="3cm" svg:x="7.7cm" svg:y="21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1:02:53.643844545</meta:creation-date>
    <dc:date>2018-11-28T11:10:26.978821400</dc:date>
    <meta:editing-duration>PT7M33S</meta:editing-duration>
    <meta:editing-cycles>1</meta:editing-cycles>
    <meta:document-statistic meta:object-count="5"/>
    <meta:generator>LibreOffice/6.0.6.2$Linux_X86_64 LibreOffice_project/00m0$Build-2</meta:generator>
  </office:meta>
</office:document-meta>
</file>